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Jonas Müller</text:p>
            <text:p text:style-name="P10"/>
            <text:p text:style-name="P10">Mechaniker</text:p>
            <text:p text:style-name="Contact_20_info">1452809275 – <text:span text:style-name="T15">jm@gmail.com178737 – </text:span><text:span text:style-name="T16">www.my-website.ch</text:span></text:p>
            <text:p text:style-name="Contact_20_info"/>
            <text:p text:style-name="P7">Ich bin Mechaniker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2a8d0948-3824-4d01-b007-3c944324b93f">
              <text:p text:style-name="P8">
    <text:span text:style-name="T9">Abteilungsleiterin – </text:span>
    <text:span text:style-name="T13">Novartis</text:span>
    <text:span text:style-name="T9">:</text:span>
    <text:span text:style-name="T11"> </text:span>
    <text:span text:style-name="T14">Dezember 2015</text:span>
    <text:span text:style-name="T5"> -</text:span>
    <text:span text:style-name="T4"> </text:span>
    <text:span text:style-name="T6">Februar 2017</text:span>
  </text:p>
              <text:p text:style-name="P3">Leitung der verschiedenen Teams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3ec35f6e-4602-4121-b7fe-348342e7865d">
              <text:p text:style-name="P9">
    <text:span text:style-name="T10">Master in Biologie - </text:span>
    <text:span text:style-name="T12">Fachhochschule</text:span>
    <text:span text:style-name="T10">:</text:span>
    <text:span text:style-name="T3"> </text:span>
    <text:span text:style-name="T7">Dezember 2015</text:span>
    <text:span text:style-name="T4"> - </text:span>
    <text:span text:style-name="T8">Februar 2017</text:span>
    <text:span text:style-name="T4"> </text:span>
  </text:p>
              <text:p text:style-name="P4">Logik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69afaf2d-ebaf-4407-86b1-0e018c511466">
              <text:p text:style-name="P6"><text:span text:style-name="T17">EDV: </text:span>Word, Excel, Photoshop, Gimp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Jonas Müll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